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1ff8e" officeooo:paragraph-rsid="0011ff8e"/>
    </style:style>
    <style:style style:name="P2" style:family="paragraph" style:parent-style-name="Text_20_body">
      <style:text-properties style:text-position="0% 100%" style:font-name="Times New Roman" fo:font-size="12pt" fo:language="es" fo:country="ES" fo:font-weight="normal" officeooo:rsid="00108dea" officeooo:paragraph-rsid="00108dea" style:font-name-asian="Times New Roman" style:font-size-asian="10.5pt" style:language-asian="es" style:country-asian="ES" style:font-weight-asian="normal" style:font-name-complex="Times New Roman" style:font-size-complex="12pt" style:font-weight-complex="normal"/>
    </style:style>
    <style:style style:name="P3" style:family="paragraph" style:parent-style-name="Text_20_body">
      <style:text-properties style:text-position="0% 100%" style:font-name="Times New Roman" fo:font-size="12pt" fo:language="es" fo:country="ES" fo:font-weight="normal" officeooo:rsid="0015a5d2" officeooo:paragraph-rsid="0011ff8e" style:font-name-asian="Times New Roman" style:font-size-asian="10.5pt" style:language-asian="es" style:country-asian="ES" style:font-weight-asian="normal" style:font-name-complex="Times New Roman" style:font-size-complex="12pt" style:font-weight-complex="normal"/>
    </style:style>
    <style:style style:name="P4" style:family="paragraph" style:parent-style-name="Standard">
      <style:paragraph-properties fo:line-height="100%"/>
      <style:text-properties fo:language="es" fo:country="ES" officeooo:paragraph-rsid="000eabf8" style:font-size-asian="18pt"/>
    </style:style>
    <style:style style:name="P5" style:family="paragraph" style:parent-style-name="Standard">
      <style:paragraph-properties fo:margin-top="0.1945in" fo:margin-bottom="0.1945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6" style:family="paragraph" style:parent-style-name="Standard">
      <style:paragraph-properties fo:margin-top="0.1945in" fo:margin-bottom="0.1945in" loext:contextual-spacing="false" fo:line-height="100%" fo:text-align="center" style:justify-single-word="false"/>
      <style:text-properties style:font-name="Times New Roman" fo:font-size="20pt" fo:language="es" fo:country="ES" officeooo:paragraph-rsid="000eabf8" style:font-name-asian="Times New Roman" style:font-size-asian="20pt" style:language-asian="es" style:country-asian="ES" style:font-name-complex="Times New Roman" style:font-size-complex="20pt"/>
    </style:style>
    <style:style style:name="P7" style:family="paragraph" style:parent-style-name="Standard">
      <style:paragraph-properties fo:margin-top="0.0362in" fo:margin-bottom="0.0362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8" style:family="paragraph" style:parent-style-name="Heading_20_2">
      <style:text-properties fo:language="es" fo:country="ES" officeooo:rsid="000eabf8" officeooo:paragraph-rsid="00108dea"/>
    </style:style>
    <style:style style:name="P9" style:family="paragraph" style:parent-style-name="Heading_20_2">
      <style:text-properties fo:language="es" fo:country="ES" fo:font-weight="normal" officeooo:rsid="000eabf8" officeooo:paragraph-rsid="00108dea" style:font-weight-asian="normal" style:font-weight-complex="normal"/>
    </style:style>
    <style:style style:name="P10" style:family="paragraph" style:parent-style-name="Heading_20_2">
      <style:text-properties fo:language="es" fo:country="ES" officeooo:rsid="0016d485" officeooo:paragraph-rsid="0016d485"/>
    </style:style>
    <style:style style:name="P11" style:family="paragraph" style:parent-style-name="Heading_20_2">
      <style:text-properties fo:language="es" fo:country="ES" officeooo:rsid="0019ab26" officeooo:paragraph-rsid="0019ab26"/>
    </style:style>
    <style:style style:name="P12" style:family="paragraph" style:parent-style-name="Heading_20_2">
      <style:text-properties officeooo:paragraph-rsid="00108dea"/>
    </style:style>
    <style:style style:name="P13" style:family="paragraph" style:parent-style-name="Heading_20_2">
      <style:text-properties style:text-position="0% 100%" style:font-name="Times New Roman" fo:font-size="12pt" fo:language="es" fo:country="ES"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14" style:family="paragraph" style:parent-style-name="Text_20_body">
      <style:text-properties style:text-position="0% 100%" style:font-name="Times New Roman" fo:font-size="12pt" fo:language="es" fo:country="ES"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15" style:family="paragraph" style:parent-style-name="Heading_20_1">
      <style:text-properties fo:language="es" fo:country="ES" officeooo:paragraph-rsid="000eabf8"/>
    </style:style>
    <style:style style:name="P16" style:family="paragraph" style:parent-style-name="Heading_20_1">
      <style:text-properties fo:language="es" fo:country="ES" officeooo:paragraph-rsid="0016d485"/>
    </style:style>
    <style:style style:name="P17" style:family="paragraph" style:parent-style-name="Heading_20_1">
      <style:text-properties fo:language="es" fo:country="ES" officeooo:paragraph-rsid="0019ab26"/>
    </style:style>
    <style:style style:name="T1" style:family="text">
      <style:text-properties officeooo:rsid="00232d1e"/>
    </style:style>
    <style:style style:name="T2" style:family="text">
      <style:text-properties style:font-name="Times New Roman" fo:font-size="18pt" style:font-name-asian="Times New Roman" style:language-asian="es" style:country-asian="ES" style:font-name-complex="Times New Roman" style:font-size-complex="18pt"/>
    </style:style>
    <style:style style:name="T3" style:family="text">
      <style:text-properties style:font-name="Times New Roman" fo:font-size="18pt" officeooo:rsid="0022d3fd" style:font-name-asian="Times New Roman" style:language-asian="es" style:country-asian="ES" style:font-name-complex="Times New Roman" style:font-size-complex="18pt"/>
    </style:style>
    <style:style style:name="T4" style:family="text">
      <style:text-properties style:font-name="Times New Roman" fo:font-size="12pt" style:font-name-asian="Times New Roman" style:font-size-asian="10.5pt" style:language-asian="es" style:country-asian="ES" style:font-name-complex="Times New Roman" style:font-size-complex="12pt"/>
    </style:style>
    <style:style style:name="T5" style:family="text">
      <style:text-properties style:font-name="Times New Roman" fo:font-size="12pt" officeooo:rsid="00108dea" style:font-name-asian="Times New Roman" style:font-size-asian="10.5pt" style:language-asian="es" style:country-asian="ES" style:font-name-complex="Times New Roman" style:font-size-complex="12pt"/>
    </style:style>
    <style:style style:name="T6" style:family="text">
      <style:text-properties style:font-name="Times New Roman" fo:font-size="12pt" fo:language="es" fo:country="ES" fo:font-weight="normal" officeooo:rsid="000ac20f" style:font-name-asian="Times New Roman" style:font-size-asian="10.5pt" style:language-asian="es" style:country-asian="ES" style:font-weight-asian="normal" style:font-name-complex="Times New Roman" style:font-size-complex="12pt" style:font-weight-complex="normal"/>
    </style:style>
    <style:style style:name="T7" style:family="text">
      <style:text-properties style:font-name="Times New Roman" fo:font-size="12pt" fo:language="es" fo:country="ES" fo:font-weight="normal" officeooo:rsid="000eabf8" style:font-name-asian="Times New Roman" style:font-size-asian="10.5pt" style:language-asian="es" style:country-asian="ES" style:font-weight-asian="normal" style:font-name-complex="Times New Roman" style:font-size-complex="12pt" style:font-weight-complex="normal"/>
    </style:style>
    <style:style style:name="T8" style:family="text">
      <style:text-properties style:font-name="Times New Roman" fo:font-size="12pt" fo:language="es" fo:country="ES" fo:font-weight="normal" officeooo:rsid="00108dea" style:font-name-asian="Times New Roman" style:font-size-asian="10.5pt" style:language-asian="es" style:country-asian="ES" style:font-weight-asian="normal" style:font-name-complex="Times New Roman" style:font-size-complex="12pt" style:font-weight-complex="normal"/>
    </style:style>
    <style:style style:name="T9" style:family="text">
      <style:text-properties officeooo:rsid="00127ff0"/>
    </style:style>
    <style:style style:name="T10" style:family="text">
      <style:text-properties officeooo:rsid="000eabf8"/>
    </style:style>
    <style:style style:name="T11" style:family="text">
      <style:text-properties style:font-name="Courier 10 Pitch" fo:font-size="11pt" style:font-name-asian="Times New Roman" style:font-size-asian="11pt" style:language-asian="es" style:country-asian="ES" style:font-name-complex="Times New Roman" style:font-size-complex="11pt"/>
    </style:style>
    <style:style style:name="T12" style:family="text">
      <style:text-properties style:font-name="Courier 10 Pitch" fo:font-size="11pt" fo:language="es" fo:country="ES" fo:font-weight="normal" officeooo:rsid="000eabf8" style:font-name-asian="Times New Roman" style:font-size-asian="11pt" style:language-asian="es" style:country-asian="ES" style:font-weight-asian="normal" style:font-name-complex="Times New Roman" style:font-size-complex="11pt" style:font-weight-complex="normal"/>
    </style:style>
    <style:style style:name="T13" style:family="text">
      <style:text-properties style:text-position="0% 100%" style:font-name="Times New Roman" fo:font-size="12pt" fo:language="es" fo:country="ES" fo:font-weight="normal" style:font-name-asian="Times New Roman" style:font-size-asian="10.5pt" style:language-asian="es" style:country-asian="ES" style:font-weight-asian="normal" style:font-name-complex="Times New Roman" style:font-size-complex="12pt" style:font-weight-complex="normal"/>
    </style:style>
    <style:style style:name="T14" style:family="text">
      <style:text-properties style:text-position="0% 100%" style:font-name="Times New Roman" fo:font-size="12pt" fo:language="es" fo:country="ES" fo:font-weight="normal" officeooo:rsid="00108dea" style:font-name-asian="Times New Roman" style:font-size-asian="10.5pt" style:language-asian="es" style:country-asian="ES" style:font-weight-asian="normal" style:font-name-complex="Times New Roman" style:font-size-complex="12pt" style:font-weight-complex="normal"/>
    </style:style>
    <style:style style:name="T15" style:family="text">
      <style:text-properties style:text-position="0% 100%" style:font-name="Times New Roman" fo:font-size="12pt" fo:language="es" fo:country="ES" fo:font-weight="normal" officeooo:rsid="0015a5d2" style:font-name-asian="Times New Roman" style:font-size-asian="10.5pt" style:language-asian="es" style:country-asian="ES" style:font-weight-asian="normal" style:font-name-complex="Times New Roman" style:font-size-complex="12pt" style:font-weight-complex="normal"/>
    </style:style>
    <style:style style:name="T16" style:family="text">
      <style:text-properties style:text-position="0% 100%" style:font-name="Courier 10 Pitch" fo:font-size="11pt" fo:language="es" fo:country="ES" fo:font-weight="normal" officeooo:rsid="000eabf8" style:font-name-asian="Times New Roman" style:font-size-asian="11pt" style:language-asian="es" style:country-asian="ES" style:font-weight-asian="normal" style:font-name-complex="Times New Roman" style:font-size-complex="11pt" style:font-weight-complex="normal"/>
    </style:style>
    <style:style style:name="T17" style:family="text">
      <style:text-properties officeooo:rsid="00148740"/>
    </style:style>
    <style:style style:name="T18" style:family="text">
      <style:text-properties officeooo:rsid="0016d485"/>
    </style:style>
    <style:style style:name="T19" style:family="text">
      <style:text-properties officeooo:rsid="0019ab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Fundamentos de criptografía y seguridad informática</text:span><text:span text:style-name="T2"> 201</text:span><text:span text:style-name="T3">6</text:span><text:span text:style-name="T2">/201</text:span><text:span text:style-name="T3">7</text:span></text:p>
      <text:p text:style-name="P5"/>
      <text:p text:style-name="P5"/>
      <text:p text:style-name="P5"/>
      <text:p text:style-name="P5"/>
      <text:p text:style-name="P5"/>
      <text:p text:style-name="P6">PRÁCTICA <text:span text:style-name="T17">2</text:span>: <text:span text:style-name="T17">SEGURIDAD PERFECTA Y CRIPTOGRAFÍA SIMÉTRICA</text:span></text:p>
      <text:p text:style-name="P5"/>
      <text:p text:style-name="P5"/>
      <text:p text:style-name="P5"/>
      <text:p text:style-name="P5"/>
      <text:p text:style-name="P5"/>
      <text:p text:style-name="P5"/>
      <text:p text:style-name="P7">Nombres: </text:p>
      <text:p text:style-name="P7"><text:tab/>Miguel Andrés Russián Rojas</text:p>
      <text:p text:style-name="P7"><text:tab/>Víctor Martín Hernández</text:p>
      <text:p text:style-name="P5">Grupo: <text:span text:style-name="T1">1461</text:span></text:p>
      <text:h text:style-name="P15" text:outline-level="1"><text:soft-page-break/>Ejercicio <text:span text:style-name="T9">1</text:span>: S<text:span text:style-name="T10">eguridad Perfecta</text:span></text:h>
      <text:h text:style-name="P8" text:outline-level="2">Comprobación empírica de la Seguridad Perfecta del cifrado de desplazamiento</text:h>
      <text:h text:style-name="P9" text:outline-level="2"><text:span text:style-name="T4">El programa calcula las probabilidades condicionales </text:span><text:span text:style-name="T5">del texto plano</text:span><text:span text:style-name="T4"> al texto cifrado promediando las probabilidades extraídas cifrando el texto múltiples veces (un número constante determinado por la macro </text:span><text:span text:style-name="T11">SAMPLE_SIZE</text:span><text:span text:style-name="T4"> en </text:span><text:span text:style-name="T11">algoritmos.h</text:span><text:span text:style-name="T4">) </text:span><text:span text:style-name="T5">con claves generadas o bien de manera equiprobable o bien de manera sesgada, según se explicite como argumento del programa</text:span><text:span text:style-name="T4">.</text:span></text:h>
      <text:h text:style-name="P12" text:outline-level="2"><text:span text:style-name="T6">P</text:span><text:span text:style-name="T7">ara crear claves de manera equiprobable, hemos creado una clave nueva para cada cifrado distinto, </text:span><text:span text:style-name="T8">de tamaño igual del texto a cifrar</text:span><text:span text:style-name="T7">, </text:span><text:span text:style-name="T8">clave cuyos bytes son creados mediante</text:span><text:span text:style-name="T7"> la funcion </text:span><text:span text:style-name="T12">random()</text:span><text:span text:style-name="T7"> de </text:span><text:span text:style-name="T12">stdlib.h</text:span><text:span text:style-name="T7">. </text:span><text:span text:style-name="T8">En contraparte, para el cifrado sesgado se utiliza un número fijo (macro </text:span><text:span text:style-name="T12">KEYSPACE</text:span><text:span text:style-name="T8">, por el tamaño del espacio de claves) de claves generadas aleatoreamente, todas menos la última con probabilidades de ser usadas de p, p²</text:span><text:span text:style-name="T14">, p</text:span><text:span text:style-name="T8">³</text:span><text:span text:style-name="T14">... salvo la última que concentra la probabilidad restante, donde p viene dada por la macro </text:span><text:span text:style-name="T16">BIASED_P</text:span><text:span text:style-name="T14">.</text:span></text:h>
      <text:p text:style-name="P2"/>
      <text:p text:style-name="P1"><text:span text:style-name="T14">T</text:span><text:span text:style-name="T13">ras probar con varios tamaños de texto (de 50 a 4000 palabras) ambos modos de operación, observamos que la seguridad era perfecta para el cifrado con claves equiprobables, es decir, la probabilidad de encontrar un caracter en texto plano es la misma que la </text:span><text:span text:style-name="T15">suma de las probabilidades de ese mismo caracter condicionadas a cada caracter posible del texto cifrado, con independencia del tamaño del texto. Sin embargo, para el cifrado sesgado, en promedio la diferencia de probabilidad entre <text:s/>ambas probabilidades no variaba con respecto al tamaño del texto, aunque sí su varianza, que tendía a reducirse con textos más grandes.</text:span></text:p>
      <text:p text:style-name="P3"/>
      <text:h text:style-name="P16" text:outline-level="1">Ejercicio <text:span text:style-name="T18">2</text:span>: <text:span text:style-name="T18">Implementación del DES</text:span></text:h>
      <text:h text:style-name="P10" text:outline-level="2">Programación del DES</text:h>
      <text:h text:style-name="P13" text:outline-level="2">Completar</text:h>
      <text:p text:style-name="P14"/>
      <text:h text:style-name="P17" text:outline-level="1"><text:soft-page-break/>Ejercicio <text:span text:style-name="T19">3</text:span>: <text:span text:style-name="T19">Principios del DES</text:span></text:h>
      <text:h text:style-name="P11" text:outline-level="2">Estudio de la no linealidad de las S-Boxes</text:h>
      <text:h text:style-name="P13" text:outline-level="2">Una primera prueba de las S-Boxes del DES es la medición de la variación de la salida para un valor de entrada concreto con respecto a otros valores de entrada cercanos: en nuestras pruebas hemos observado que por lo general la diferencia entre salidas para un número y su siguiente tiende al 55% considerando todas las entradas posibles, lo cual es bastante deseable para disociar la entrada de la salida.</text:h>
      <text:h text:style-name="P13" text:outline-level="2">Al repetir estas pruebas con palabras de 48 bits para usar todas las S-Boxes, la variación promedio cae al 6.16% (unos 2 bits), con un máximo de 10 bits cambiados, debido a que incrementar la entrada cambia por lo general solo su parte menos significativa, y por tanto en la concatenación de las salidas de las S-Boxes, cambia una única porción de 4 bits de toda la salid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21:28:52.441385002</meta:creation-date>
    <dc:date>2016-11-04T14:03:51.649416192</dc:date>
    <meta:editing-duration>PT15M51S</meta:editing-duration>
    <meta:editing-cycles>4</meta:editing-cycles>
    <meta:generator>LibreOffice/5.1.6.2.0$Linux_X86_64 LibreOffice_project/10$Build-2</meta:generator>
    <meta:document-statistic meta:table-count="0" meta:image-count="0" meta:object-count="0" meta:page-count="3" meta:paragraph-count="18" meta:word-count="440" meta:character-count="2728" meta:non-whitespace-character-count="2306"/>
  </office:meta>
</office:document-meta>
</file>